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5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size="12pt" officeooo:rsid="0174185e" officeooo:paragraph-rsid="0174185e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Table_20_Contents">
      <style:text-properties style:use-window-font-color="true" loext:opacity="0%" style:font-name="Liberation Serif" fo:font-size="12pt" officeooo:rsid="02702419" officeooo:paragraph-rsid="02702419" style:font-name-asian="Microsoft YaHei" style:font-size-asian="12pt" style:font-name-complex="Lucida Sans" style:font-size-complex="12pt"/>
    </style:style>
    <style:style style:name="P4" style:family="paragraph" style:parent-style-name="Heading_20_1">
      <style:text-properties officeooo:rsid="02708f90" officeooo:paragraph-rsid="02708f90"/>
    </style:style>
    <style:style style:name="P5" style:family="paragraph" style:parent-style-name="Heading_20_3">
      <style:text-properties officeooo:rsid="0174185e" officeooo:paragraph-rsid="0174185e"/>
    </style:style>
    <style:style style:name="P6" style:family="paragraph" style:parent-style-name="Heading_20_3">
      <style:text-properties style:use-window-font-color="true" loext:opacity="0%" style:font-name="Liberation Sans" fo:font-size="14.1000003814697pt" fo:font-weight="bold" officeooo:rsid="02702419" officeooo:paragraph-rsid="027024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7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8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1"/>
    </style:style>
    <style:style style:name="P11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12" style:family="paragraph" style:parent-style-name="Text_20_body" style:list-style-name="L1">
      <style:text-properties style:use-window-font-color="true" loext:opacity="0%" style:font-name="Liberation Sans" fo:font-size="14.1000003814697pt" fo:font-weight="bold" officeooo:rsid="02702419" officeooo:paragraph-rsid="027024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" style:family="text">
      <style:text-properties officeooo:rsid="017acb15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officeooo:rsid="027448d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Wednesday, Session 1</text:h>
      <text:h text:style-name="P5" text:outline-level="3">Chara<text:span text:style-name="T1">c</text:span>ter Notes</text:h>
      <table:table table:name="Table1" table:style-name="Table1">
        <table:table-column table:style-name="Table1.A"/>
        <table:table-column table:style-name="Table1.B"/>
        <table:table-row table:style-name="TableLine2865367577008">
          <table:table-cell table:style-name="Table1.A1" office:value-type="string">
            <text:p text:style-name="P7">Yorwyndell (Jdomz)</text:p>
          </table:table-cell>
          <table:table-cell table:style-name="Table1.B1" office:value-type="string">
            <text:p text:style-name="P9">Wode elf, green <text:span text:style-name="T2">mage</text:span>, <text:span text:style-name="T3">(galen)</text:span>wode is infected wants to bring peace back</text:p>
          </table:table-cell>
        </table:table-row>
        <table:table-row table:style-name="TableLine2865367589520">
          <table:table-cell table:style-name="Table1.A2" office:value-type="string">
            <text:p text:style-name="P11">(Elysium)</text:p>
          </table:table-cell>
          <table:table-cell table:style-name="Table1.B2" office:value-type="string">
            <text:p text:style-name="P10"/>
          </table:table-cell>
        </table:table-row>
        <table:table-row table:style-name="TableLine2865367597680">
          <table:table-cell table:style-name="Table1.A2" office:value-type="string">
            <text:p text:style-name="P8">(Cort of Keo)</text:p>
          </table:table-cell>
          <table:table-cell table:style-name="Table1.B2" office:value-type="string">
            <text:p text:style-name="P10"/>
          </table:table-cell>
        </table:table-row>
      </table:table>
      <text:h text:style-name="P6" text:outline-level="3">Notes:</text:h>
      <text:list xml:id="list2816984553" text:style-name="L1">
        <text:list-item>
          <text:p text:style-name="P1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27T08:54:12.762000000</dc:date>
    <meta:editing-duration>P1DT12H7M39S</meta:editing-duration>
    <meta:editing-cycles>560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8" meta:word-count="25" meta:character-count="153" meta:non-whitespace-character-count="136"/>
  </office:meta>
</office:document-meta>
</file>